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.bash" table:style-name="ta1">
        <table:shapes>
          <draw:frame draw:z-index="0" draw:style-name="gr1" draw:text-style-name="P1" svg:width="37.675cm" svg:height="14.997cm" svg:x="0cm" svg:y="8.093cm">
            <draw:object draw:notify-on-update-of-ranges="'mem.bash'.A1:'mem.bash'.A1 'mem.bash'.A2:'mem.bash'.A15 'mem.bash'.B1:'mem.bash'.B1 'mem.bash'.B2:'mem.bash'.B15 'mem.bash'.A1:'mem.bash'.A1 'mem.bash'.A2:'mem.bash'.A15 'mem.bash'.C1:'mem.bash'.C1 'mem.bash'.C2:'mem.bash'.C15 'mem.bash'.A1:'mem.bash'.A1 'mem.bash'.A2:'mem.bash'.A15 'mem.bash'.D1:'mem.bash'.D1 'mem.bash'.D2:'mem.bash'.D15 'mem.bash'.A1:'mem.bash'.A1 'mem.bash'.A2:'mem.bash'.A15 'mem.bash'.E1:'mem.bash'.E1 'mem.bash'.E2:'mem.bash'.E15 'mem.bash'.A1:'mem.bash'.A1 'mem.bash'.A2:'mem.bash'.A15 'mem.bash'.F1:'mem.bash'.F1 'mem.bash'.F2:'mem.bash'.F15 'mem.bash'.A1:'mem.bash'.A1 'mem.bash'.A2:'mem.bash'.A15 'mem.bash'.G1:'mem.bash'.G1 'mem.bash'.G2:'mem.bash'.G15 'mem.bash'.A1:'mem.bash'.A1 'mem.bash'.A2:'mem.bash'.A15 'mem.bash'.H1:'mem.bash'.H1 'mem.bash'.H2:'mem.bash'.H15 'mem.bash'.A1:'mem.bash'.A1 'mem.bash'.A2:'mem.bash'.A15 'mem.bash'.I1:'mem.bash'.I1 'mem.bash'.I2:'mem.bash'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otal Mem</text:p>
          </table:table-cell>
          <table:table-cell office:value-type="string" calcext:value-type="string">
            <text:p>free Mem</text:p>
          </table:table-cell>
          <table:table-cell office:value-type="string" calcext:value-type="string">
            <text:p>used Mem</text:p>
          </table:table-cell>
          <table:table-cell office:value-type="string" calcext:value-type="string">
            <text:p>buff/cache</text:p>
          </table:table-cell>
          <table:table-cell office:value-type="string" calcext:value-type="string">
            <text:p>total Swap</text:p>
          </table:table-cell>
          <table:table-cell office:value-type="string" calcext:value-type="string">
            <text:p>free Swap</text:p>
          </table:table-cell>
          <table:table-cell office:value-type="string" calcext:value-type="string">
            <text:p>used Swap</text:p>
          </table:table-cell>
          <table:table-cell office:value-type="string" calcext:value-type="string">
            <text:p>avail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155.8" calcext:value-type="float">
            <text:p>1155,8</text:p>
          </table:table-cell>
          <table:table-cell office:value-type="float" office:value="630.4" calcext:value-type="float">
            <text:p>630,4</text:p>
          </table:table-cell>
          <table:table-cell office:value-type="float" office:value="201" calcext:value-type="float">
            <text:p>20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2" calcext:value-type="float">
            <text:p>849,2</text:p>
          </table:table-cell>
          <table:table-cell office:value-type="float" office:value="552.4" calcext:value-type="float">
            <text:p>552,4</text:p>
          </table:table-cell>
          <table:table-cell office:value-type="float" office:value="1189.2" calcext:value-type="float">
            <text:p>1189,2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001.2" calcext:value-type="float">
            <text:p>1001,2</text:p>
          </table:table-cell>
          <table:table-cell office:value-type="float" office:value="784.9" calcext:value-type="float">
            <text:p>784,9</text:p>
          </table:table-cell>
          <table:table-cell office:value-type="float" office:value="201" calcext:value-type="float">
            <text:p>20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1035.9" calcext:value-type="float">
            <text:p>1035,9</text:p>
          </table:table-cell>
          <table:table-cell/>
          <table:table-cell office:value-type="string" calcext:value-type="string">
            <text:p>[ 1344.291510] Out of memory: Killed process 3121 (mem.bash) total-vm:1170044kB, anon-rss:810416kB, file-rss:0kB, shmem-rss:0kB, UID:1000 pgtables:2328kB oom_score_adj: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848.1" calcext:value-type="float">
            <text:p>848,1</text:p>
          </table:table-cell>
          <table:table-cell office:value-type="float" office:value="938" calcext:value-type="float">
            <text:p>938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883.1" calcext:value-type="float">
            <text:p>883,1</text:p>
          </table:table-cell>
          <table:table-cell/>
          <table:table-cell office:value-type="string" calcext:value-type="string">
            <text:p>[ 1344.342199] oom_reaper: reaped process 3121 (mem.bash), now anon-rss:0kB, file-rss:0kB, shmem-rss:0kB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94.6" calcext:value-type="float">
            <text:p>694,6</text:p>
          </table:table-cell>
          <table:table-cell office:value-type="float" office:value="1091.6" calcext:value-type="float">
            <text:p>1091,6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729.3" calcext:value-type="float">
            <text:p>729,3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542.7" calcext:value-type="float">
            <text:p>542,7</text:p>
          </table:table-cell>
          <table:table-cell office:value-type="float" office:value="1243.4" calcext:value-type="float">
            <text:p>1243,4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390.9" calcext:value-type="float">
            <text:p>390,9</text:p>
          </table:table-cell>
          <table:table-cell office:value-type="float" office:value="1395.2" calcext:value-type="float">
            <text:p>1395,2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423.7" calcext:value-type="float">
            <text:p>423,7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238.8" calcext:value-type="float">
            <text:p>238,8</text:p>
          </table:table-cell>
          <table:table-cell office:value-type="float" office:value="1547.3" calcext:value-type="float">
            <text:p>1547,3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271.9" calcext:value-type="float">
            <text:p>271,9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85.7" calcext:value-type="float">
            <text:p>85,7</text:p>
          </table:table-cell>
          <table:table-cell office:value-type="float" office:value="1699.9" calcext:value-type="float">
            <text:p>1699,9</text:p>
          </table:table-cell>
          <table:table-cell office:value-type="float" office:value="201.6" calcext:value-type="float">
            <text:p>201,6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119.7" calcext:value-type="float">
            <text:p>119,7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3.1" calcext:value-type="float">
            <text:p>73,1</text:p>
          </table:table-cell>
          <table:table-cell office:value-type="float" office:value="1825.1" calcext:value-type="float">
            <text:p>1825,1</text:p>
          </table:table-cell>
          <table:table-cell office:value-type="float" office:value="88.9" calcext:value-type="float">
            <text:p>88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822.2" calcext:value-type="float">
            <text:p>822,2</text:p>
          </table:table-cell>
          <table:table-cell office:value-type="float" office:value="579.5" calcext:value-type="float">
            <text:p>579,5</text:p>
          </table:table-cell>
          <table:table-cell office:value-type="float" office:value="35.7" calcext:value-type="float">
            <text:p>35,7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.4" calcext:value-type="float">
            <text:p>74,4</text:p>
          </table:table-cell>
          <table:table-cell office:value-type="float" office:value="1805.9" calcext:value-type="float">
            <text:p>1805,9</text:p>
          </table:table-cell>
          <table:table-cell office:value-type="float" office:value="106.9" calcext:value-type="float">
            <text:p>106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650.4" calcext:value-type="float">
            <text:p>650,4</text:p>
          </table:table-cell>
          <table:table-cell office:value-type="float" office:value="751.2" calcext:value-type="float">
            <text:p>751,2</text:p>
          </table:table-cell>
          <table:table-cell office:value-type="float" office:value="44.6" calcext:value-type="float">
            <text:p>44,6</text:p>
          </table:table-cell>
          <table:table-cell table:number-columns-repeated="2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6.7" calcext:value-type="float">
            <text:p>76,7</text:p>
          </table:table-cell>
          <table:table-cell office:value-type="float" office:value="1818.6" calcext:value-type="float">
            <text:p>1818,6</text:p>
          </table:table-cell>
          <table:table-cell office:value-type="float" office:value="91.8" calcext:value-type="float">
            <text:p>91,8</text:p>
          </table:table-cell>
          <table:table-cell office:value-type="float" office:value="1401.6" calcext:value-type="float">
            <text:p>1401,6</text:p>
          </table:table-cell>
          <table:table-cell office:value-type="float" office:value="515.4" calcext:value-type="float">
            <text:p>515,4</text:p>
          </table:table-cell>
          <table:table-cell office:value-type="float" office:value="886.2" calcext:value-type="float">
            <text:p>886,2</text:p>
          </table:table-cell>
          <table:table-cell office:value-type="float" office:value="38.8" calcext:value-type="float">
            <text:p>38,8</text:p>
          </table:table-cell>
          <table:table-cell table:number-columns-repeated="2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.2" calcext:value-type="float">
            <text:p>74,2</text:p>
          </table:table-cell>
          <table:table-cell office:value-type="float" office:value="1828.3" calcext:value-type="float">
            <text:p>1828,3</text:p>
          </table:table-cell>
          <table:table-cell office:value-type="float" office:value="84.7" calcext:value-type="float">
            <text:p>84,7</text:p>
          </table:table-cell>
          <table:table-cell office:value-type="float" office:value="1401.6" calcext:value-type="float">
            <text:p>1401,6</text:p>
          </table:table-cell>
          <table:table-cell office:value-type="float" office:value="367.2" calcext:value-type="float">
            <text:p>367,2</text:p>
          </table:table-cell>
          <table:table-cell office:value-type="float" office:value="1034.4" calcext:value-type="float">
            <text:p>1034,4</text:p>
          </table:table-cell>
          <table:table-cell office:value-type="float" office:value="31.9" calcext:value-type="float">
            <text:p>31,9</text:p>
          </table:table-cell>
          <table:table-cell table:number-columns-repeated="2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8.7" calcext:value-type="float">
            <text:p>68,7</text:p>
          </table:table-cell>
          <table:table-cell office:value-type="float" office:value="1823.5" calcext:value-type="float">
            <text:p>1823,5</text:p>
          </table:table-cell>
          <table:table-cell office:value-type="float" office:value="94.9" calcext:value-type="float">
            <text:p>94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177.1" calcext:value-type="float">
            <text:p>177,1</text:p>
          </table:table-cell>
          <table:table-cell office:value-type="float" office:value="1224.6" calcext:value-type="float">
            <text:p>1224,6</text:p>
          </table:table-cell>
          <table:table-cell office:value-type="float" office:value="36.4" calcext:value-type="float">
            <text:p>36,4</text:p>
          </table:table-cell>
          <table:table-cell table:number-columns-repeated="2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.5" calcext:value-type="float">
            <text:p>74,5</text:p>
          </table:table-cell>
          <table:table-cell office:value-type="float" office:value="1802.8" calcext:value-type="float">
            <text:p>1802,8</text:p>
          </table:table-cell>
          <table:table-cell office:value-type="float" office:value="109.9" calcext:value-type="float">
            <text:p>109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0.6" calcext:value-type="float">
            <text:p>0,6</text:p>
          </table:table-cell>
          <table:table-cell office:value-type="float" office:value="1401.1" calcext:value-type="float">
            <text:p>1401,1</text:p>
          </table:table-cell>
          <table:table-cell office:value-type="float" office:value="48.4" calcext:value-type="float">
            <text:p>48,4</text:p>
          </table:table-cell>
          <table:table-cell table:number-columns-repeated="2"/>
        </table:table-row>
      </table:table>
      <table:table table:name="mem2.bash" table:style-name="ta1">
        <table:shapes>
          <draw:frame draw:z-index="0" draw:style-name="gr1" draw:text-style-name="P1" svg:width="38.199cm" svg:height="15.593cm" svg:x="0cm" svg:y="14.601cm">
            <draw:object draw:notify-on-update-of-ranges="'mem2.bash'.A1:'mem2.bash'.A1 'mem2.bash'.A2:'mem2.bash'.A30 'mem2.bash'.B1:'mem2.bash'.B1 'mem2.bash'.B2:'mem2.bash'.B30 'mem2.bash'.A1:'mem2.bash'.A1 'mem2.bash'.A2:'mem2.bash'.A30 'mem2.bash'.C1:'mem2.bash'.C1 'mem2.bash'.C2:'mem2.bash'.C30 'mem2.bash'.A1:'mem2.bash'.A1 'mem2.bash'.A2:'mem2.bash'.A30 'mem2.bash'.D1:'mem2.bash'.D1 'mem2.bash'.D2:'mem2.bash'.D30 'mem2.bash'.A1:'mem2.bash'.A1 'mem2.bash'.A2:'mem2.bash'.A30 'mem2.bash'.E1:'mem2.bash'.E1 'mem2.bash'.E2:'mem2.bash'.E30 'mem2.bash'.A1:'mem2.bash'.A1 'mem2.bash'.A2:'mem2.bash'.A30 'mem2.bash'.F1:'mem2.bash'.F1 'mem2.bash'.F2:'mem2.bash'.F30 'mem2.bash'.A1:'mem2.bash'.A1 'mem2.bash'.A2:'mem2.bash'.A30 'mem2.bash'.G1:'mem2.bash'.G1 'mem2.bash'.G2:'mem2.bash'.G30 'mem2.bash'.A1:'mem2.bash'.A1 'mem2.bash'.A2:'mem2.bash'.A30 'mem2.bash'.H1:'mem2.bash'.H1 'mem2.bash'.H2:'mem2.bash'.H30 'mem2.bash'.A1:'mem2.bash'.A1 'mem2.bash'.A2:'mem2.bash'.A30 'mem2.bash'.I1:'mem2.bash'.I1 'mem2.bash'.I2:'mem2.bash'.I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otal Mem</text:p>
          </table:table-cell>
          <table:table-cell office:value-type="string" calcext:value-type="string">
            <text:p>free Mem</text:p>
          </table:table-cell>
          <table:table-cell office:value-type="string" calcext:value-type="string">
            <text:p>used Mem</text:p>
          </table:table-cell>
          <table:table-cell office:value-type="string" calcext:value-type="string">
            <text:p>buff/cache</text:p>
          </table:table-cell>
          <table:table-cell office:value-type="string" calcext:value-type="string">
            <text:p>total Swap</text:p>
          </table:table-cell>
          <table:table-cell office:value-type="string" calcext:value-type="string">
            <text:p>free Swap</text:p>
          </table:table-cell>
          <table:table-cell office:value-type="string" calcext:value-type="string">
            <text:p>used Swap</text:p>
          </table:table-cell>
          <table:table-cell office:value-type="string" calcext:value-type="string">
            <text:p>avail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154.3" calcext:value-type="float">
            <text:p>1154,3</text:p>
          </table:table-cell>
          <table:table-cell office:value-type="float" office:value="631.9" calcext:value-type="float">
            <text:p>631,9</text:p>
          </table:table-cell>
          <table:table-cell office:value-type="float" office:value="201" calcext:value-type="float">
            <text:p>20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2" calcext:value-type="float">
            <text:p>849,2</text:p>
          </table:table-cell>
          <table:table-cell office:value-type="float" office:value="552.4" calcext:value-type="float">
            <text:p>552,4</text:p>
          </table:table-cell>
          <table:table-cell office:value-type="float" office:value="1189.2" calcext:value-type="float">
            <text:p>1189,2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001.5" calcext:value-type="float">
            <text:p>1001,5</text:p>
          </table:table-cell>
          <table:table-cell office:value-type="float" office:value="784.7" calcext:value-type="float">
            <text:p>784,7</text:p>
          </table:table-cell>
          <table:table-cell office:value-type="float" office:value="201" calcext:value-type="float">
            <text:p>20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1036.9" calcext:value-type="float">
            <text:p>1036,9</text:p>
          </table:table-cell>
          <table:table-cell/>
          <table:table-cell office:value-type="string" calcext:value-type="string">
            <text:p>[ 1623.791088] Out of memory: Killed process 3122 (mem2.bash) total-vm:2315804kB, anon-rss:1622524kB, file-rss:0kB, shmem-rss:0kB, UID:1000 pgtables:4576kB oom_score_adj: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846.6" calcext:value-type="float">
            <text:p>846,6</text:p>
          </table:table-cell>
          <table:table-cell office:value-type="float" office:value="939.5" calcext:value-type="float">
            <text:p>939,5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882.9" calcext:value-type="float">
            <text:p>882,9</text:p>
          </table:table-cell>
          <table:table-cell/>
          <table:table-cell office:value-type="string" calcext:value-type="string">
            <text:p>[ 1623.893439] oom_reaper: reaped process 3122 (mem2.bash), now anon-rss:0kB, file-rss:0kB, shmem-rss:0kB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94.3" calcext:value-type="float">
            <text:p>694,3</text:p>
          </table:table-cell>
          <table:table-cell office:value-type="float" office:value="1091.8" calcext:value-type="float">
            <text:p>1091,8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729.5" calcext:value-type="float">
            <text:p>729,5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540.5" calcext:value-type="float">
            <text:p>540,5</text:p>
          </table:table-cell>
          <table:table-cell office:value-type="float" office:value="1245.6" calcext:value-type="float">
            <text:p>1245,6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576.2" calcext:value-type="float">
            <text:p>576,2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388.2" calcext:value-type="float">
            <text:p>388,2</text:p>
          </table:table-cell>
          <table:table-cell office:value-type="float" office:value="1397.9" calcext:value-type="float">
            <text:p>1397,9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423.4" calcext:value-type="float">
            <text:p>423,4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235.6" calcext:value-type="float">
            <text:p>235,6</text:p>
          </table:table-cell>
          <table:table-cell office:value-type="float" office:value="1550.5" calcext:value-type="float">
            <text:p>1550,5</text:p>
          </table:table-cell>
          <table:table-cell office:value-type="float" office:value="201.1" calcext:value-type="float">
            <text:p>201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271.4" calcext:value-type="float">
            <text:p>271,4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82.5" calcext:value-type="float">
            <text:p>82,5</text:p>
          </table:table-cell>
          <table:table-cell office:value-type="float" office:value="1703.1" calcext:value-type="float">
            <text:p>1703,1</text:p>
          </table:table-cell>
          <table:table-cell office:value-type="float" office:value="201.6" calcext:value-type="float">
            <text:p>201,6</text:p>
          </table:table-cell>
          <table:table-cell office:value-type="float" office:value="1401.6" calcext:value-type="float">
            <text:p>1401,6</text:p>
          </table:table-cell>
          <table:table-cell office:value-type="float" office:value="849.4" calcext:value-type="float">
            <text:p>849,4</text:p>
          </table:table-cell>
          <table:table-cell office:value-type="float" office:value="552.2" calcext:value-type="float">
            <text:p>552,2</text:p>
          </table:table-cell>
          <table:table-cell office:value-type="float" office:value="118.2" calcext:value-type="float">
            <text:p>118,2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5" calcext:value-type="float">
            <text:p>65</text:p>
          </table:table-cell>
          <table:table-cell office:value-type="float" office:value="1828.5" calcext:value-type="float">
            <text:p>1828,5</text:p>
          </table:table-cell>
          <table:table-cell office:value-type="float" office:value="93.7" calcext:value-type="float">
            <text:p>93,7</text:p>
          </table:table-cell>
          <table:table-cell office:value-type="float" office:value="1401.6" calcext:value-type="float">
            <text:p>1401,6</text:p>
          </table:table-cell>
          <table:table-cell office:value-type="float" office:value="822.2" calcext:value-type="float">
            <text:p>822,2</text:p>
          </table:table-cell>
          <table:table-cell office:value-type="float" office:value="579.5" calcext:value-type="float">
            <text:p>579,5</text:p>
          </table:table-cell>
          <table:table-cell office:value-type="float" office:value="28.8" calcext:value-type="float">
            <text:p>28,8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7.1" calcext:value-type="float">
            <text:p>67,1</text:p>
          </table:table-cell>
          <table:table-cell office:value-type="float" office:value="1811.7" calcext:value-type="float">
            <text:p>1811,7</text:p>
          </table:table-cell>
          <table:table-cell office:value-type="float" office:value="108.5" calcext:value-type="float">
            <text:p>108,5</text:p>
          </table:table-cell>
          <table:table-cell office:value-type="float" office:value="1401.6" calcext:value-type="float">
            <text:p>1401,6</text:p>
          </table:table-cell>
          <table:table-cell office:value-type="float" office:value="650.4" calcext:value-type="float">
            <text:p>650,4</text:p>
          </table:table-cell>
          <table:table-cell office:value-type="float" office:value="751.2" calcext:value-type="float">
            <text:p>751,2</text:p>
          </table:table-cell>
          <table:table-cell office:value-type="float" office:value="39.9" calcext:value-type="float">
            <text:p>39,9</text:p>
          </table:table-cell>
          <table:table-cell table:number-columns-repeated="2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1.3" calcext:value-type="float">
            <text:p>71,3</text:p>
          </table:table-cell>
          <table:table-cell office:value-type="float" office:value="1822.7" calcext:value-type="float">
            <text:p>1822,7</text:p>
          </table:table-cell>
          <table:table-cell office:value-type="float" office:value="93.2" calcext:value-type="float">
            <text:p>93,2</text:p>
          </table:table-cell>
          <table:table-cell office:value-type="float" office:value="1401.6" calcext:value-type="float">
            <text:p>1401,6</text:p>
          </table:table-cell>
          <table:table-cell office:value-type="float" office:value="515.4" calcext:value-type="float">
            <text:p>515,4</text:p>
          </table:table-cell>
          <table:table-cell office:value-type="float" office:value="886.2" calcext:value-type="float">
            <text:p>886,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6.6" calcext:value-type="float">
            <text:p>66,6</text:p>
          </table:table-cell>
          <table:table-cell office:value-type="float" office:value="1835.6" calcext:value-type="float">
            <text:p>1835,6</text:p>
          </table:table-cell>
          <table:table-cell office:value-type="float" office:value="85" calcext:value-type="float">
            <text:p>85</text:p>
          </table:table-cell>
          <table:table-cell office:value-type="float" office:value="1401.6" calcext:value-type="float">
            <text:p>1401,6</text:p>
          </table:table-cell>
          <table:table-cell office:value-type="float" office:value="367.2" calcext:value-type="float">
            <text:p>367,2</text:p>
          </table:table-cell>
          <table:table-cell office:value-type="float" office:value="1034.4" calcext:value-type="float">
            <text:p>1034,4</text:p>
          </table:table-cell>
          <table:table-cell office:value-type="float" office:value="28.4" calcext:value-type="float">
            <text:p>28,4</text:p>
          </table:table-cell>
          <table:table-cell table:number-columns-repeated="2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8.5" calcext:value-type="float">
            <text:p>78,5</text:p>
          </table:table-cell>
          <table:table-cell office:value-type="float" office:value="1797" calcext:value-type="float">
            <text:p>1797</text:p>
          </table:table-cell>
          <table:table-cell office:value-type="float" office:value="111.7" calcext:value-type="float">
            <text:p>111,7</text:p>
          </table:table-cell>
          <table:table-cell office:value-type="float" office:value="1401.6" calcext:value-type="float">
            <text:p>1401,6</text:p>
          </table:table-cell>
          <table:table-cell office:value-type="float" office:value="157.4" calcext:value-type="float">
            <text:p>157,4</text:p>
          </table:table-cell>
          <table:table-cell office:value-type="float" office:value="1244.3" calcext:value-type="float">
            <text:p>1244,3</text:p>
          </table:table-cell>
          <table:table-cell office:value-type="float" office:value="48.3" calcext:value-type="float">
            <text:p>48,3</text:p>
          </table:table-cell>
          <table:table-cell table:number-columns-repeated="2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1" calcext:value-type="float">
            <text:p>71</text:p>
          </table:table-cell>
          <table:table-cell office:value-type="float" office:value="1805.3" calcext:value-type="float">
            <text:p>1805,3</text:p>
          </table:table-cell>
          <table:table-cell office:value-type="float" office:value="110.9" calcext:value-type="float">
            <text:p>110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0.7" calcext:value-type="float">
            <text:p>0,7</text:p>
          </table:table-cell>
          <table:table-cell office:value-type="float" office:value="1400.9" calcext:value-type="float">
            <text:p>1400,9</text:p>
          </table:table-cell>
          <table:table-cell office:value-type="float" office:value="45.3" calcext:value-type="float">
            <text:p>45,3</text:p>
          </table:table-cell>
          <table:table-cell table:number-columns-repeated="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7.7" calcext:value-type="float">
            <text:p>747,7</text:p>
          </table:table-cell>
          <table:table-cell office:value-type="float" office:value="1095.4" calcext:value-type="float">
            <text:p>1095,4</text:p>
          </table:table-cell>
          <table:table-cell office:value-type="float" office:value="144.1" calcext:value-type="float">
            <text:p>144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319.7" calcext:value-type="float">
            <text:p>319,7</text:p>
          </table:table-cell>
          <table:table-cell office:value-type="float" office:value="1081.9" calcext:value-type="float">
            <text:p>1081,9</text:p>
          </table:table-cell>
          <table:table-cell office:value-type="float" office:value="737.2" calcext:value-type="float">
            <text:p>737,2</text:p>
          </table:table-cell>
          <table:table-cell table:number-columns-repeated="2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46.6" calcext:value-type="float">
            <text:p>646,6</text:p>
          </table:table-cell>
          <table:table-cell office:value-type="float" office:value="1180.9" calcext:value-type="float">
            <text:p>1180,9</text:p>
          </table:table-cell>
          <table:table-cell office:value-type="float" office:value="159.8" calcext:value-type="float">
            <text:p>159,8</text:p>
          </table:table-cell>
          <table:table-cell office:value-type="float" office:value="1401.6" calcext:value-type="float">
            <text:p>1401,6</text:p>
          </table:table-cell>
          <table:table-cell office:value-type="float" office:value="328.2" calcext:value-type="float">
            <text:p>328,2</text:p>
          </table:table-cell>
          <table:table-cell office:value-type="float" office:value="1073.4" calcext:value-type="float">
            <text:p>1073,4</text:p>
          </table:table-cell>
          <table:table-cell office:value-type="float" office:value="645.3" calcext:value-type="float">
            <text:p>645,3</text:p>
          </table:table-cell>
          <table:table-cell table:number-columns-repeated="2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577.9" calcext:value-type="float">
            <text:p>577,9</text:p>
          </table:table-cell>
          <table:table-cell office:value-type="float" office:value="1249.2" calcext:value-type="float">
            <text:p>1249,2</text:p>
          </table:table-cell>
          <table:table-cell office:value-type="float" office:value="160.1" calcext:value-type="float">
            <text:p>160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328.7" calcext:value-type="float">
            <text:p>328,7</text:p>
          </table:table-cell>
          <table:table-cell office:value-type="float" office:value="1072.9" calcext:value-type="float">
            <text:p>1072,9</text:p>
          </table:table-cell>
          <table:table-cell office:value-type="float" office:value="576.7" calcext:value-type="float">
            <text:p>576,7</text:p>
          </table:table-cell>
          <table:table-cell table:number-columns-repeated="2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488.8" calcext:value-type="float">
            <text:p>488,8</text:p>
          </table:table-cell>
          <table:table-cell office:value-type="float" office:value="1335.2" calcext:value-type="float">
            <text:p>1335,2</text:p>
          </table:table-cell>
          <table:table-cell office:value-type="float" office:value="163.2" calcext:value-type="float">
            <text:p>163,2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7.7" calcext:value-type="float">
            <text:p>337,7</text:p>
          </table:table-cell>
          <table:table-cell office:value-type="float" office:value="1063.9" calcext:value-type="float">
            <text:p>1063,9</text:p>
          </table:table-cell>
          <table:table-cell office:value-type="float" office:value="488.9" calcext:value-type="float">
            <text:p>488,9</text:p>
          </table:table-cell>
          <table:table-cell table:number-columns-repeated="2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411.6" calcext:value-type="float">
            <text:p>411,6</text:p>
          </table:table-cell>
          <table:table-cell office:value-type="float" office:value="1412.3" calcext:value-type="float">
            <text:p>1412,3</text:p>
          </table:table-cell>
          <table:table-cell office:value-type="float" office:value="163.3" calcext:value-type="float">
            <text:p>163,3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8" calcext:value-type="float">
            <text:p>338</text:p>
          </table:table-cell>
          <table:table-cell office:value-type="float" office:value="1063.6" calcext:value-type="float">
            <text:p>1063,6</text:p>
          </table:table-cell>
          <table:table-cell office:value-type="float" office:value="411.9" calcext:value-type="float">
            <text:p>411,9</text:p>
          </table:table-cell>
          <table:table-cell table:number-columns-repeated="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333" calcext:value-type="float">
            <text:p>333</text:p>
          </table:table-cell>
          <table:table-cell office:value-type="float" office:value="1487.4" calcext:value-type="float">
            <text:p>1487,4</text:p>
          </table:table-cell>
          <table:table-cell office:value-type="float" office:value="166.8" calcext:value-type="float">
            <text:p>166,8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9.2" calcext:value-type="float">
            <text:p>339,2</text:p>
          </table:table-cell>
          <table:table-cell office:value-type="float" office:value="1062.4" calcext:value-type="float">
            <text:p>1062,4</text:p>
          </table:table-cell>
          <table:table-cell office:value-type="float" office:value="335.5" calcext:value-type="float">
            <text:p>335,5</text:p>
          </table:table-cell>
          <table:table-cell table:number-columns-repeated="2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255.9" calcext:value-type="float">
            <text:p>255,9</text:p>
          </table:table-cell>
          <table:table-cell office:value-type="float" office:value="1564.4" calcext:value-type="float">
            <text:p>1564,4</text:p>
          </table:table-cell>
          <table:table-cell office:value-type="float" office:value="166.9" calcext:value-type="float">
            <text:p>166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9.2" calcext:value-type="float">
            <text:p>339,2</text:p>
          </table:table-cell>
          <table:table-cell office:value-type="float" office:value="1062.4" calcext:value-type="float">
            <text:p>1062,4</text:p>
          </table:table-cell>
          <table:table-cell office:value-type="float" office:value="259.2" calcext:value-type="float">
            <text:p>259,2</text:p>
          </table:table-cell>
          <table:table-cell table:number-columns-repeated="2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80.5" calcext:value-type="float">
            <text:p>180,5</text:p>
          </table:table-cell>
          <table:table-cell office:value-type="float" office:value="1639.9" calcext:value-type="float">
            <text:p>1639,9</text:p>
          </table:table-cell>
          <table:table-cell office:value-type="float" office:value="166.9" calcext:value-type="float">
            <text:p>166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9.2" calcext:value-type="float">
            <text:p>339,2</text:p>
          </table:table-cell>
          <table:table-cell office:value-type="float" office:value="1062.4" calcext:value-type="float">
            <text:p>1062,4</text:p>
          </table:table-cell>
          <table:table-cell office:value-type="float" office:value="183.7" calcext:value-type="float">
            <text:p>183,7</text:p>
          </table:table-cell>
          <table:table-cell table:number-columns-repeated="2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104.2" calcext:value-type="float">
            <text:p>104,2</text:p>
          </table:table-cell>
          <table:table-cell office:value-type="float" office:value="1716.1" calcext:value-type="float">
            <text:p>1716,1</text:p>
          </table:table-cell>
          <table:table-cell office:value-type="float" office:value="166.9" calcext:value-type="float">
            <text:p>166,9</text:p>
          </table:table-cell>
          <table:table-cell office:value-type="float" office:value="1401.6" calcext:value-type="float">
            <text:p>1401,6</text:p>
          </table:table-cell>
          <table:table-cell office:value-type="float" office:value="339.2" calcext:value-type="float">
            <text:p>339,2</text:p>
          </table:table-cell>
          <table:table-cell office:value-type="float" office:value="1062.4" calcext:value-type="float">
            <text:p>1062,4</text:p>
          </table:table-cell>
          <table:table-cell office:value-type="float" office:value="107.2" calcext:value-type="float">
            <text:p>107,2</text:p>
          </table:table-cell>
          <table:table-cell table:number-columns-repeated="2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9.1" calcext:value-type="float">
            <text:p>79,1</text:p>
          </table:table-cell>
          <table:table-cell office:value-type="float" office:value="1770.9" calcext:value-type="float">
            <text:p>1770,9</text:p>
          </table:table-cell>
          <table:table-cell office:value-type="float" office:value="137.1" calcext:value-type="float">
            <text:p>137,1</text:p>
          </table:table-cell>
          <table:table-cell office:value-type="float" office:value="1401.6" calcext:value-type="float">
            <text:p>1401,6</text:p>
          </table:table-cell>
          <table:table-cell office:value-type="float" office:value="310.3" calcext:value-type="float">
            <text:p>310,3</text:p>
          </table:table-cell>
          <table:table-cell office:value-type="float" office:value="1091.3" calcext:value-type="float">
            <text:p>1091,3</text:p>
          </table:table-cell>
          <table:table-cell office:value-type="float" office:value="66.2" calcext:value-type="float">
            <text:p>66,2</text:p>
          </table:table-cell>
          <table:table-cell table:number-columns-repeated="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.2" calcext:value-type="float">
            <text:p>74,2</text:p>
          </table:table-cell>
          <table:table-cell office:value-type="float" office:value="1818.8" calcext:value-type="float">
            <text:p>1818,8</text:p>
          </table:table-cell>
          <table:table-cell office:value-type="float" office:value="94.2" calcext:value-type="float">
            <text:p>94,2</text:p>
          </table:table-cell>
          <table:table-cell office:value-type="float" office:value="1401.6" calcext:value-type="float">
            <text:p>1401,6</text:p>
          </table:table-cell>
          <table:table-cell office:value-type="float" office:value="274.5" calcext:value-type="float">
            <text:p>274,5</text:p>
          </table:table-cell>
          <table:table-cell office:value-type="float" office:value="1127.1" calcext:value-type="float">
            <text:p>1127,1</text:p>
          </table:table-cell>
          <table:table-cell office:value-type="float" office:value="39.1" calcext:value-type="float">
            <text:p>39,1</text:p>
          </table:table-cell>
          <table:table-cell table:number-columns-repeated="2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4.2" calcext:value-type="float">
            <text:p>74,2</text:p>
          </table:table-cell>
          <table:table-cell office:value-type="float" office:value="1828.5" calcext:value-type="float">
            <text:p>1828,5</text:p>
          </table:table-cell>
          <table:table-cell office:value-type="float" office:value="84.5" calcext:value-type="float">
            <text:p>84,5</text:p>
          </table:table-cell>
          <table:table-cell office:value-type="float" office:value="1401.6" calcext:value-type="float">
            <text:p>1401,6</text:p>
          </table:table-cell>
          <table:table-cell office:value-type="float" office:value="200.6" calcext:value-type="float">
            <text:p>200,6</text:p>
          </table:table-cell>
          <table:table-cell office:value-type="float" office:value="1201" calcext:value-type="float">
            <text:p>1201</text:p>
          </table:table-cell>
          <table:table-cell office:value-type="float" office:value="33.7" calcext:value-type="float">
            <text:p>33,7</text:p>
          </table:table-cell>
          <table:table-cell table:number-columns-repeated="2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9.1" calcext:value-type="float">
            <text:p>69,1</text:p>
          </table:table-cell>
          <table:table-cell office:value-type="float" office:value="1830.3" calcext:value-type="float">
            <text:p>1830,3</text:p>
          </table:table-cell>
          <table:table-cell office:value-type="float" office:value="87.8" calcext:value-type="float">
            <text:p>87,8</text:p>
          </table:table-cell>
          <table:table-cell office:value-type="float" office:value="1401.6" calcext:value-type="float">
            <text:p>1401,6</text:p>
          </table:table-cell>
          <table:table-cell office:value-type="float" office:value="126.2" calcext:value-type="float">
            <text:p>126,2</text:p>
          </table:table-cell>
          <table:table-cell office:value-type="float" office:value="1275.5" calcext:value-type="float">
            <text:p>1275,5</text:p>
          </table:table-cell>
          <table:table-cell office:value-type="float" office:value="36.3" calcext:value-type="float">
            <text:p>36,3</text:p>
          </table:table-cell>
          <table:table-cell table:number-columns-repeated="2"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79.2" calcext:value-type="float">
            <text:p>79,2</text:p>
          </table:table-cell>
          <table:table-cell office:value-type="float" office:value="1811.3" calcext:value-type="float">
            <text:p>1811,3</text:p>
          </table:table-cell>
          <table:table-cell office:value-type="float" office:value="96.6" calcext:value-type="float">
            <text:p>96,6</text:p>
          </table:table-cell>
          <table:table-cell office:value-type="float" office:value="1401.6" calcext:value-type="float">
            <text:p>1401,6</text:p>
          </table:table-cell>
          <table:table-cell office:value-type="float" office:value="38.9" calcext:value-type="float">
            <text:p>38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46.3" calcext:value-type="float">
            <text:p>46,3</text:p>
          </table:table-cell>
          <table:table-cell table:number-columns-repeated="2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987.2" calcext:value-type="float">
            <text:p>1987,2</text:p>
          </table:table-cell>
          <table:table-cell office:value-type="float" office:value="61.7" calcext:value-type="float">
            <text:p>61,7</text:p>
          </table:table-cell>
          <table:table-cell office:value-type="float" office:value="1846.3" calcext:value-type="float">
            <text:p>1846,3</text:p>
          </table:table-cell>
          <table:table-cell office:value-type="float" office:value="79.2" calcext:value-type="float">
            <text:p>79,2</text:p>
          </table:table-cell>
          <table:table-cell office:value-type="float" office:value="1401.6" calcext:value-type="float">
            <text:p>1401,6</text:p>
          </table:table-cell>
          <table:table-cell office:value-type="float" office:value="0" calcext:value-type="float">
            <text:p>0</text:p>
          </table:table-cell>
          <table:table-cell office:value-type="float" office:value="1401.6" calcext:value-type="float">
            <text:p>1401,6</text:p>
          </table:table-cell>
          <table:table-cell office:value-type="float" office:value="24.7" calcext:value-type="float">
            <text:p>24,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14:32:18.9154705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3:02:40.871328829</meta:creation-date>
    <dc:date>2020-12-06T14:46:21.011579119</dc:date>
    <meta:editing-duration>PT30M46S</meta:editing-duration>
    <meta:editing-cycles>5</meta:editing-cycles>
    <meta:generator>LibreOffice/6.4.6.2$Linux_X86_64 LibreOffice_project/40$Build-2</meta:generator>
    <meta:document-statistic meta:table-count="2" meta:cell-count="4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676cm" svg:height="14.998cm" xlink:href=".." xlink:type="simple" chart:class="chart:scatter" chart:style-name="ch1">
        <chart:legend chart:legend-position="end" svg:x="34.639cm" svg:y="5.457cm" style:legend-expansion="high" chart:style-name="ch2"/>
        <chart:plot-area chart:style-name="ch3" table:cell-range-address="'mem.bash'.A1:'mem.bash'.I15" chart:data-source-has-labels="row" svg:x="0.355cm" svg:y="0.211cm" svg:width="32.957cm" svg:height="14.469cm">
          <chartooo:coordinate-region svg:x="1.347cm" svg:y="0.41cm" svg:width="31.222cm" svg:height="13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m.bash'.B2:'mem.bash'.B15" chart:label-cell-address="'mem.bash'.B1:'mem.bash'.B1" chart:class="chart:scatter">
            <chart:domain table:cell-range-address="'mem.bash'.A2:'mem.bash'.A15"/>
            <chart:data-point chart:repeated="14"/>
          </chart:series>
          <chart:series chart:style-name="ch7" chart:values-cell-range-address="'mem.bash'.C2:'mem.bash'.C15" chart:label-cell-address="'mem.bash'.C1:'mem.bash'.C1" chart:class="chart:scatter">
            <chart:data-point chart:repeated="14"/>
          </chart:series>
          <chart:series chart:style-name="ch8" chart:values-cell-range-address="'mem.bash'.D2:'mem.bash'.D15" chart:label-cell-address="'mem.bash'.D1:'mem.bash'.D1" chart:class="chart:scatter">
            <chart:data-point chart:repeated="14"/>
          </chart:series>
          <chart:series chart:style-name="ch9" chart:values-cell-range-address="'mem.bash'.E2:'mem.bash'.E15" chart:label-cell-address="'mem.bash'.E1:'mem.bash'.E1" chart:class="chart:scatter">
            <chart:data-point chart:repeated="14"/>
          </chart:series>
          <chart:series chart:style-name="ch10" chart:values-cell-range-address="'mem.bash'.F2:'mem.bash'.F15" chart:label-cell-address="'mem.bash'.F1:'mem.bash'.F1" chart:class="chart:scatter">
            <chart:data-point chart:repeated="14"/>
          </chart:series>
          <chart:series chart:style-name="ch11" chart:values-cell-range-address="'mem.bash'.G2:'mem.bash'.G15" chart:label-cell-address="'mem.bash'.G1:'mem.bash'.G1" chart:class="chart:scatter">
            <chart:data-point chart:repeated="14"/>
          </chart:series>
          <chart:series chart:style-name="ch12" chart:values-cell-range-address="'mem.bash'.H2:'mem.bash'.H15" chart:label-cell-address="'mem.bash'.H1:'mem.bash'.H1" chart:class="chart:scatter">
            <chart:data-point chart:repeated="14"/>
          </chart:series>
          <chart:series chart:style-name="ch13" chart:values-cell-range-address="'mem.bash'.I2:'mem.bash'.I15" chart:label-cell-address="'mem.bash'.I1:'mem.bash'.I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otal Mem</text:p>
                <draw:g>
                  <svg:desc>'mem.bash'.B1:'mem.bash'.B1</svg:desc>
                </draw:g>
              </table:table-cell>
              <table:table-cell office:value-type="string">
                <text:p>free Mem</text:p>
                <draw:g>
                  <svg:desc>'mem.bash'.C1:'mem.bash'.C1</svg:desc>
                </draw:g>
              </table:table-cell>
              <table:table-cell office:value-type="string">
                <text:p>used Mem</text:p>
                <draw:g>
                  <svg:desc>'mem.bash'.D1:'mem.bash'.D1</svg:desc>
                </draw:g>
              </table:table-cell>
              <table:table-cell office:value-type="string">
                <text:p>buff/cache</text:p>
                <draw:g>
                  <svg:desc>'mem.bash'.E1:'mem.bash'.E1</svg:desc>
                </draw:g>
              </table:table-cell>
              <table:table-cell office:value-type="string">
                <text:p>total Swap</text:p>
                <draw:g>
                  <svg:desc>'mem.bash'.F1:'mem.bash'.F1</svg:desc>
                </draw:g>
              </table:table-cell>
              <table:table-cell office:value-type="string">
                <text:p>free Swap</text:p>
                <draw:g>
                  <svg:desc>'mem.bash'.G1:'mem.bash'.G1</svg:desc>
                </draw:g>
              </table:table-cell>
              <table:table-cell office:value-type="string">
                <text:p>used Swap</text:p>
                <draw:g>
                  <svg:desc>'mem.bash'.H1:'mem.bash'.H1</svg:desc>
                </draw:g>
              </table:table-cell>
              <table:table-cell office:value-type="string">
                <text:p>avail</text:p>
                <draw:g>
                  <svg:desc>'mem.bash'.I1:'mem.bash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mem.bash'.A2:'mem.bash'.A15</svg:desc>
                </draw:g>
              </table:table-cell>
              <table:table-cell office:value-type="float" office:value="1987.2">
                <text:p>1987.2</text:p>
                <draw:g>
                  <svg:desc>'mem.bash'.B2:'mem.bash'.B15</svg:desc>
                </draw:g>
              </table:table-cell>
              <table:table-cell office:value-type="float" office:value="1155.8">
                <text:p>1155.8</text:p>
                <draw:g>
                  <svg:desc>'mem.bash'.C2:'mem.bash'.C15</svg:desc>
                </draw:g>
              </table:table-cell>
              <table:table-cell office:value-type="float" office:value="630.4">
                <text:p>630.4</text:p>
                <draw:g>
                  <svg:desc>'mem.bash'.D2:'mem.bash'.D15</svg:desc>
                </draw:g>
              </table:table-cell>
              <table:table-cell office:value-type="float" office:value="201">
                <text:p>201</text:p>
                <draw:g>
                  <svg:desc>'mem.bash'.E2:'mem.bash'.E15</svg:desc>
                </draw:g>
              </table:table-cell>
              <table:table-cell office:value-type="float" office:value="1401.6">
                <text:p>1401.6</text:p>
                <draw:g>
                  <svg:desc>'mem.bash'.F2:'mem.bash'.F15</svg:desc>
                </draw:g>
              </table:table-cell>
              <table:table-cell office:value-type="float" office:value="849.2">
                <text:p>849.2</text:p>
                <draw:g>
                  <svg:desc>'mem.bash'.G2:'mem.bash'.G15</svg:desc>
                </draw:g>
              </table:table-cell>
              <table:table-cell office:value-type="float" office:value="552.4">
                <text:p>552.4</text:p>
                <draw:g>
                  <svg:desc>'mem.bash'.H2:'mem.bash'.H15</svg:desc>
                </draw:g>
              </table:table-cell>
              <table:table-cell office:value-type="float" office:value="1189.2">
                <text:p>1189.2</text:p>
                <draw:g>
                  <svg:desc>'mem.bash'.I2:'mem.bash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1987.2">
                <text:p>1987.2</text:p>
              </table:table-cell>
              <table:table-cell office:value-type="float" office:value="1001.2">
                <text:p>1001.2</text:p>
              </table:table-cell>
              <table:table-cell office:value-type="float" office:value="784.9">
                <text:p>784.9</text:p>
              </table:table-cell>
              <table:table-cell office:value-type="float" office:value="201">
                <text:p>20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1035.9">
                <text:p>103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1987.2">
                <text:p>1987.2</text:p>
              </table:table-cell>
              <table:table-cell office:value-type="float" office:value="848.1">
                <text:p>848.1</text:p>
              </table:table-cell>
              <table:table-cell office:value-type="float" office:value="938">
                <text:p>938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883.1">
                <text:p>88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1987.2">
                <text:p>1987.2</text:p>
              </table:table-cell>
              <table:table-cell office:value-type="float" office:value="694.6">
                <text:p>694.6</text:p>
              </table:table-cell>
              <table:table-cell office:value-type="float" office:value="1091.6">
                <text:p>1091.6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729.3">
                <text:p>72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1987.2">
                <text:p>1987.2</text:p>
              </table:table-cell>
              <table:table-cell office:value-type="float" office:value="542.7">
                <text:p>542.7</text:p>
              </table:table-cell>
              <table:table-cell office:value-type="float" office:value="1243.4">
                <text:p>1243.4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1987.2">
                <text:p>1987.2</text:p>
              </table:table-cell>
              <table:table-cell office:value-type="float" office:value="390.9">
                <text:p>390.9</text:p>
              </table:table-cell>
              <table:table-cell office:value-type="float" office:value="1395.2">
                <text:p>1395.2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1987.2">
                <text:p>1987.2</text:p>
              </table:table-cell>
              <table:table-cell office:value-type="float" office:value="238.8">
                <text:p>238.8</text:p>
              </table:table-cell>
              <table:table-cell office:value-type="float" office:value="1547.3">
                <text:p>1547.3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271.9">
                <text:p>27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1987.2">
                <text:p>1987.2</text:p>
              </table:table-cell>
              <table:table-cell office:value-type="float" office:value="85.7">
                <text:p>85.7</text:p>
              </table:table-cell>
              <table:table-cell office:value-type="float" office:value="1699.9">
                <text:p>1699.9</text:p>
              </table:table-cell>
              <table:table-cell office:value-type="float" office:value="201.6">
                <text:p>201.6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1987.2">
                <text:p>1987.2</text:p>
              </table:table-cell>
              <table:table-cell office:value-type="float" office:value="73.1">
                <text:p>73.1</text:p>
              </table:table-cell>
              <table:table-cell office:value-type="float" office:value="1825.1">
                <text:p>1825.1</text:p>
              </table:table-cell>
              <table:table-cell office:value-type="float" office:value="88.9">
                <text:p>88.9</text:p>
              </table:table-cell>
              <table:table-cell office:value-type="float" office:value="1401.6">
                <text:p>1401.6</text:p>
              </table:table-cell>
              <table:table-cell office:value-type="float" office:value="822.2">
                <text:p>822.2</text:p>
              </table:table-cell>
              <table:table-cell office:value-type="float" office:value="579.5">
                <text:p>579.5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987.2">
                <text:p>1987.2</text:p>
              </table:table-cell>
              <table:table-cell office:value-type="float" office:value="74.4">
                <text:p>74.4</text:p>
              </table:table-cell>
              <table:table-cell office:value-type="float" office:value="1805.9">
                <text:p>1805.9</text:p>
              </table:table-cell>
              <table:table-cell office:value-type="float" office:value="106.9">
                <text:p>106.9</text:p>
              </table:table-cell>
              <table:table-cell office:value-type="float" office:value="1401.6">
                <text:p>1401.6</text:p>
              </table:table-cell>
              <table:table-cell office:value-type="float" office:value="650.4">
                <text:p>650.4</text:p>
              </table:table-cell>
              <table:table-cell office:value-type="float" office:value="751.2">
                <text:p>751.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">
                <text:p>11000000</text:p>
              </table:table-cell>
              <table:table-cell office:value-type="float" office:value="1987.2">
                <text:p>1987.2</text:p>
              </table:table-cell>
              <table:table-cell office:value-type="float" office:value="76.7">
                <text:p>76.7</text:p>
              </table:table-cell>
              <table:table-cell office:value-type="float" office:value="1818.6">
                <text:p>1818.6</text:p>
              </table:table-cell>
              <table:table-cell office:value-type="float" office:value="91.8">
                <text:p>91.8</text:p>
              </table:table-cell>
              <table:table-cell office:value-type="float" office:value="1401.6">
                <text:p>1401.6</text:p>
              </table:table-cell>
              <table:table-cell office:value-type="float" office:value="515.4">
                <text:p>515.4</text:p>
              </table:table-cell>
              <table:table-cell office:value-type="float" office:value="886.2">
                <text:p>886.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">
                <text:p>12000000</text:p>
              </table:table-cell>
              <table:table-cell office:value-type="float" office:value="1987.2">
                <text:p>1987.2</text:p>
              </table:table-cell>
              <table:table-cell office:value-type="float" office:value="74.2">
                <text:p>74.2</text:p>
              </table:table-cell>
              <table:table-cell office:value-type="float" office:value="1828.3">
                <text:p>1828.3</text:p>
              </table:table-cell>
              <table:table-cell office:value-type="float" office:value="84.7">
                <text:p>84.7</text:p>
              </table:table-cell>
              <table:table-cell office:value-type="float" office:value="1401.6">
                <text:p>1401.6</text:p>
              </table:table-cell>
              <table:table-cell office:value-type="float" office:value="367.2">
                <text:p>367.2</text:p>
              </table:table-cell>
              <table:table-cell office:value-type="float" office:value="1034.4">
                <text:p>1034.4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">
                <text:p>13000000</text:p>
              </table:table-cell>
              <table:table-cell office:value-type="float" office:value="1987.2">
                <text:p>1987.2</text:p>
              </table:table-cell>
              <table:table-cell office:value-type="float" office:value="68.7">
                <text:p>68.7</text:p>
              </table:table-cell>
              <table:table-cell office:value-type="float" office:value="1823.5">
                <text:p>1823.5</text:p>
              </table:table-cell>
              <table:table-cell office:value-type="float" office:value="94.9">
                <text:p>94.9</text:p>
              </table:table-cell>
              <table:table-cell office:value-type="float" office:value="1401.6">
                <text:p>1401.6</text:p>
              </table:table-cell>
              <table:table-cell office:value-type="float" office:value="177.1">
                <text:p>177.1</text:p>
              </table:table-cell>
              <table:table-cell office:value-type="float" office:value="1224.6">
                <text:p>1224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">
                <text:p>14000000</text:p>
              </table:table-cell>
              <table:table-cell office:value-type="float" office:value="1987.2">
                <text:p>1987.2</text:p>
              </table:table-cell>
              <table:table-cell office:value-type="float" office:value="74.5">
                <text:p>74.5</text:p>
              </table:table-cell>
              <table:table-cell office:value-type="float" office:value="1802.8">
                <text:p>1802.8</text:p>
              </table:table-cell>
              <table:table-cell office:value-type="float" office:value="109.9">
                <text:p>109.9</text:p>
              </table:table-cell>
              <table:table-cell office:value-type="float" office:value="1401.6">
                <text:p>1401.6</text:p>
              </table:table-cell>
              <table:table-cell office:value-type="float" office:value="0.6">
                <text:p>0.6</text:p>
              </table:table-cell>
              <table:table-cell office:value-type="float" office:value="1401.1">
                <text:p>1401.1</text:p>
              </table:table-cell>
              <table:table-cell office:value-type="float" office:value="48.4">
                <text:p>4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2cm" svg:height="15.594cm" xlink:href=".." xlink:type="simple" chart:class="chart:scatter" chart:style-name="ch1">
        <chart:legend chart:legend-position="end" svg:x="35.163cm" svg:y="5.755cm" style:legend-expansion="high" chart:style-name="ch2"/>
        <chart:plot-area chart:style-name="ch3" table:cell-range-address="'mem2.bash'.A1:'mem2.bash'.I30" chart:data-source-has-labels="row" svg:x="0.764cm" svg:y="0.311cm" svg:width="33.635cm" svg:height="14.972cm">
          <chartooo:coordinate-region svg:x="1.756cm" svg:y="0.51cm" svg:width="31.9cm" svg:height="14.1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m2.bash'.B2:'mem2.bash'.B30" chart:label-cell-address="'mem2.bash'.B1:'mem2.bash'.B1" chart:class="chart:scatter">
            <chart:domain table:cell-range-address="'mem2.bash'.A2:'mem2.bash'.A30"/>
            <chart:data-point chart:repeated="29"/>
          </chart:series>
          <chart:series chart:style-name="ch7" chart:values-cell-range-address="'mem2.bash'.C2:'mem2.bash'.C30" chart:label-cell-address="'mem2.bash'.C1:'mem2.bash'.C1" chart:class="chart:scatter">
            <chart:data-point chart:repeated="29"/>
          </chart:series>
          <chart:series chart:style-name="ch8" chart:values-cell-range-address="'mem2.bash'.D2:'mem2.bash'.D30" chart:label-cell-address="'mem2.bash'.D1:'mem2.bash'.D1" chart:class="chart:scatter">
            <chart:data-point chart:repeated="29"/>
          </chart:series>
          <chart:series chart:style-name="ch9" chart:values-cell-range-address="'mem2.bash'.E2:'mem2.bash'.E30" chart:label-cell-address="'mem2.bash'.E1:'mem2.bash'.E1" chart:class="chart:scatter">
            <chart:data-point chart:repeated="29"/>
          </chart:series>
          <chart:series chart:style-name="ch10" chart:values-cell-range-address="'mem2.bash'.F2:'mem2.bash'.F30" chart:label-cell-address="'mem2.bash'.F1:'mem2.bash'.F1" chart:class="chart:scatter">
            <chart:data-point chart:repeated="29"/>
          </chart:series>
          <chart:series chart:style-name="ch11" chart:values-cell-range-address="'mem2.bash'.G2:'mem2.bash'.G30" chart:label-cell-address="'mem2.bash'.G1:'mem2.bash'.G1" chart:class="chart:scatter">
            <chart:data-point chart:repeated="29"/>
          </chart:series>
          <chart:series chart:style-name="ch12" chart:values-cell-range-address="'mem2.bash'.H2:'mem2.bash'.H30" chart:label-cell-address="'mem2.bash'.H1:'mem2.bash'.H1" chart:class="chart:scatter">
            <chart:data-point chart:repeated="29"/>
          </chart:series>
          <chart:series chart:style-name="ch13" chart:values-cell-range-address="'mem2.bash'.I2:'mem2.bash'.I30" chart:label-cell-address="'mem2.bash'.I1:'mem2.bash'.I1" chart:class="chart:scatter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otal Mem</text:p>
                <draw:g>
                  <svg:desc>'mem2.bash'.B1:'mem2.bash'.B1</svg:desc>
                </draw:g>
              </table:table-cell>
              <table:table-cell office:value-type="string">
                <text:p>free Mem</text:p>
                <draw:g>
                  <svg:desc>'mem2.bash'.C1:'mem2.bash'.C1</svg:desc>
                </draw:g>
              </table:table-cell>
              <table:table-cell office:value-type="string">
                <text:p>used Mem</text:p>
                <draw:g>
                  <svg:desc>'mem2.bash'.D1:'mem2.bash'.D1</svg:desc>
                </draw:g>
              </table:table-cell>
              <table:table-cell office:value-type="string">
                <text:p>buff/cache</text:p>
                <draw:g>
                  <svg:desc>'mem2.bash'.E1:'mem2.bash'.E1</svg:desc>
                </draw:g>
              </table:table-cell>
              <table:table-cell office:value-type="string">
                <text:p>total Swap</text:p>
                <draw:g>
                  <svg:desc>'mem2.bash'.F1:'mem2.bash'.F1</svg:desc>
                </draw:g>
              </table:table-cell>
              <table:table-cell office:value-type="string">
                <text:p>free Swap</text:p>
                <draw:g>
                  <svg:desc>'mem2.bash'.G1:'mem2.bash'.G1</svg:desc>
                </draw:g>
              </table:table-cell>
              <table:table-cell office:value-type="string">
                <text:p>used Swap</text:p>
                <draw:g>
                  <svg:desc>'mem2.bash'.H1:'mem2.bash'.H1</svg:desc>
                </draw:g>
              </table:table-cell>
              <table:table-cell office:value-type="string">
                <text:p>avail</text:p>
                <draw:g>
                  <svg:desc>'mem2.bash'.I1:'mem2.bash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mem2.bash'.A2:'mem2.bash'.A30</svg:desc>
                </draw:g>
              </table:table-cell>
              <table:table-cell office:value-type="float" office:value="1987.2">
                <text:p>1987.2</text:p>
                <draw:g>
                  <svg:desc>'mem2.bash'.B2:'mem2.bash'.B30</svg:desc>
                </draw:g>
              </table:table-cell>
              <table:table-cell office:value-type="float" office:value="1154.3">
                <text:p>1154.3</text:p>
                <draw:g>
                  <svg:desc>'mem2.bash'.C2:'mem2.bash'.C30</svg:desc>
                </draw:g>
              </table:table-cell>
              <table:table-cell office:value-type="float" office:value="631.9">
                <text:p>631.9</text:p>
                <draw:g>
                  <svg:desc>'mem2.bash'.D2:'mem2.bash'.D30</svg:desc>
                </draw:g>
              </table:table-cell>
              <table:table-cell office:value-type="float" office:value="201">
                <text:p>201</text:p>
                <draw:g>
                  <svg:desc>'mem2.bash'.E2:'mem2.bash'.E30</svg:desc>
                </draw:g>
              </table:table-cell>
              <table:table-cell office:value-type="float" office:value="1401.6">
                <text:p>1401.6</text:p>
                <draw:g>
                  <svg:desc>'mem2.bash'.F2:'mem2.bash'.F30</svg:desc>
                </draw:g>
              </table:table-cell>
              <table:table-cell office:value-type="float" office:value="849.2">
                <text:p>849.2</text:p>
                <draw:g>
                  <svg:desc>'mem2.bash'.G2:'mem2.bash'.G30</svg:desc>
                </draw:g>
              </table:table-cell>
              <table:table-cell office:value-type="float" office:value="552.4">
                <text:p>552.4</text:p>
                <draw:g>
                  <svg:desc>'mem2.bash'.H2:'mem2.bash'.H30</svg:desc>
                </draw:g>
              </table:table-cell>
              <table:table-cell office:value-type="float" office:value="1189.2">
                <text:p>1189.2</text:p>
                <draw:g>
                  <svg:desc>'mem2.bash'.I2:'mem2.bash'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1987.2">
                <text:p>1987.2</text:p>
              </table:table-cell>
              <table:table-cell office:value-type="float" office:value="1001.5">
                <text:p>1001.5</text:p>
              </table:table-cell>
              <table:table-cell office:value-type="float" office:value="784.7">
                <text:p>784.7</text:p>
              </table:table-cell>
              <table:table-cell office:value-type="float" office:value="201">
                <text:p>20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1036.9">
                <text:p>103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1987.2">
                <text:p>1987.2</text:p>
              </table:table-cell>
              <table:table-cell office:value-type="float" office:value="846.6">
                <text:p>846.6</text:p>
              </table:table-cell>
              <table:table-cell office:value-type="float" office:value="939.5">
                <text:p>939.5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882.9">
                <text:p>88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1987.2">
                <text:p>1987.2</text:p>
              </table:table-cell>
              <table:table-cell office:value-type="float" office:value="694.3">
                <text:p>694.3</text:p>
              </table:table-cell>
              <table:table-cell office:value-type="float" office:value="1091.8">
                <text:p>1091.8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729.5">
                <text:p>72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1987.2">
                <text:p>1987.2</text:p>
              </table:table-cell>
              <table:table-cell office:value-type="float" office:value="540.5">
                <text:p>540.5</text:p>
              </table:table-cell>
              <table:table-cell office:value-type="float" office:value="1245.6">
                <text:p>1245.6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576.2">
                <text:p>57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1987.2">
                <text:p>1987.2</text:p>
              </table:table-cell>
              <table:table-cell office:value-type="float" office:value="388.2">
                <text:p>388.2</text:p>
              </table:table-cell>
              <table:table-cell office:value-type="float" office:value="1397.9">
                <text:p>1397.9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423.4">
                <text:p>42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1987.2">
                <text:p>1987.2</text:p>
              </table:table-cell>
              <table:table-cell office:value-type="float" office:value="235.6">
                <text:p>235.6</text:p>
              </table:table-cell>
              <table:table-cell office:value-type="float" office:value="1550.5">
                <text:p>1550.5</text:p>
              </table:table-cell>
              <table:table-cell office:value-type="float" office:value="201.1">
                <text:p>201.1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271.4">
                <text:p>2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1987.2">
                <text:p>1987.2</text:p>
              </table:table-cell>
              <table:table-cell office:value-type="float" office:value="82.5">
                <text:p>82.5</text:p>
              </table:table-cell>
              <table:table-cell office:value-type="float" office:value="1703.1">
                <text:p>1703.1</text:p>
              </table:table-cell>
              <table:table-cell office:value-type="float" office:value="201.6">
                <text:p>201.6</text:p>
              </table:table-cell>
              <table:table-cell office:value-type="float" office:value="1401.6">
                <text:p>1401.6</text:p>
              </table:table-cell>
              <table:table-cell office:value-type="float" office:value="849.4">
                <text:p>849.4</text:p>
              </table:table-cell>
              <table:table-cell office:value-type="float" office:value="552.2">
                <text:p>552.2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1987.2">
                <text:p>1987.2</text:p>
              </table:table-cell>
              <table:table-cell office:value-type="float" office:value="65">
                <text:p>65</text:p>
              </table:table-cell>
              <table:table-cell office:value-type="float" office:value="1828.5">
                <text:p>1828.5</text:p>
              </table:table-cell>
              <table:table-cell office:value-type="float" office:value="93.7">
                <text:p>93.7</text:p>
              </table:table-cell>
              <table:table-cell office:value-type="float" office:value="1401.6">
                <text:p>1401.6</text:p>
              </table:table-cell>
              <table:table-cell office:value-type="float" office:value="822.2">
                <text:p>822.2</text:p>
              </table:table-cell>
              <table:table-cell office:value-type="float" office:value="579.5">
                <text:p>579.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987.2">
                <text:p>1987.2</text:p>
              </table:table-cell>
              <table:table-cell office:value-type="float" office:value="67.1">
                <text:p>67.1</text:p>
              </table:table-cell>
              <table:table-cell office:value-type="float" office:value="1811.7">
                <text:p>1811.7</text:p>
              </table:table-cell>
              <table:table-cell office:value-type="float" office:value="108.5">
                <text:p>108.5</text:p>
              </table:table-cell>
              <table:table-cell office:value-type="float" office:value="1401.6">
                <text:p>1401.6</text:p>
              </table:table-cell>
              <table:table-cell office:value-type="float" office:value="650.4">
                <text:p>650.4</text:p>
              </table:table-cell>
              <table:table-cell office:value-type="float" office:value="751.2">
                <text:p>751.2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">
                <text:p>11000000</text:p>
              </table:table-cell>
              <table:table-cell office:value-type="float" office:value="1987.2">
                <text:p>1987.2</text:p>
              </table:table-cell>
              <table:table-cell office:value-type="float" office:value="71.3">
                <text:p>71.3</text:p>
              </table:table-cell>
              <table:table-cell office:value-type="float" office:value="1822.7">
                <text:p>1822.7</text:p>
              </table:table-cell>
              <table:table-cell office:value-type="float" office:value="93.2">
                <text:p>93.2</text:p>
              </table:table-cell>
              <table:table-cell office:value-type="float" office:value="1401.6">
                <text:p>1401.6</text:p>
              </table:table-cell>
              <table:table-cell office:value-type="float" office:value="515.4">
                <text:p>515.4</text:p>
              </table:table-cell>
              <table:table-cell office:value-type="float" office:value="886.2">
                <text:p>886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">
                <text:p>12000000</text:p>
              </table:table-cell>
              <table:table-cell office:value-type="float" office:value="1987.2">
                <text:p>1987.2</text:p>
              </table:table-cell>
              <table:table-cell office:value-type="float" office:value="66.6">
                <text:p>66.6</text:p>
              </table:table-cell>
              <table:table-cell office:value-type="float" office:value="1835.6">
                <text:p>1835.6</text:p>
              </table:table-cell>
              <table:table-cell office:value-type="float" office:value="85">
                <text:p>85</text:p>
              </table:table-cell>
              <table:table-cell office:value-type="float" office:value="1401.6">
                <text:p>1401.6</text:p>
              </table:table-cell>
              <table:table-cell office:value-type="float" office:value="367.2">
                <text:p>367.2</text:p>
              </table:table-cell>
              <table:table-cell office:value-type="float" office:value="1034.4">
                <text:p>1034.4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">
                <text:p>13000000</text:p>
              </table:table-cell>
              <table:table-cell office:value-type="float" office:value="1987.2">
                <text:p>1987.2</text:p>
              </table:table-cell>
              <table:table-cell office:value-type="float" office:value="78.5">
                <text:p>78.5</text:p>
              </table:table-cell>
              <table:table-cell office:value-type="float" office:value="1797">
                <text:p>1797</text:p>
              </table:table-cell>
              <table:table-cell office:value-type="float" office:value="111.7">
                <text:p>111.7</text:p>
              </table:table-cell>
              <table:table-cell office:value-type="float" office:value="1401.6">
                <text:p>1401.6</text:p>
              </table:table-cell>
              <table:table-cell office:value-type="float" office:value="157.4">
                <text:p>157.4</text:p>
              </table:table-cell>
              <table:table-cell office:value-type="float" office:value="1244.3">
                <text:p>1244.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">
                <text:p>14000000</text:p>
              </table:table-cell>
              <table:table-cell office:value-type="float" office:value="1987.2">
                <text:p>1987.2</text:p>
              </table:table-cell>
              <table:table-cell office:value-type="float" office:value="71">
                <text:p>71</text:p>
              </table:table-cell>
              <table:table-cell office:value-type="float" office:value="1805.3">
                <text:p>1805.3</text:p>
              </table:table-cell>
              <table:table-cell office:value-type="float" office:value="110.9">
                <text:p>110.9</text:p>
              </table:table-cell>
              <table:table-cell office:value-type="float" office:value="1401.6">
                <text:p>1401.6</text:p>
              </table:table-cell>
              <table:table-cell office:value-type="float" office:value="0.7">
                <text:p>0.7</text:p>
              </table:table-cell>
              <table:table-cell office:value-type="float" office:value="1400.9">
                <text:p>1400.9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">
                <text:p>15000000</text:p>
              </table:table-cell>
              <table:table-cell office:value-type="float" office:value="1987.2">
                <text:p>1987.2</text:p>
              </table:table-cell>
              <table:table-cell office:value-type="float" office:value="747.7">
                <text:p>747.7</text:p>
              </table:table-cell>
              <table:table-cell office:value-type="float" office:value="1095.4">
                <text:p>1095.4</text:p>
              </table:table-cell>
              <table:table-cell office:value-type="float" office:value="144.1">
                <text:p>144.1</text:p>
              </table:table-cell>
              <table:table-cell office:value-type="float" office:value="1401.6">
                <text:p>1401.6</text:p>
              </table:table-cell>
              <table:table-cell office:value-type="float" office:value="319.7">
                <text:p>319.7</text:p>
              </table:table-cell>
              <table:table-cell office:value-type="float" office:value="1081.9">
                <text:p>1081.9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">
                <text:p>16000000</text:p>
              </table:table-cell>
              <table:table-cell office:value-type="float" office:value="1987.2">
                <text:p>1987.2</text:p>
              </table:table-cell>
              <table:table-cell office:value-type="float" office:value="646.6">
                <text:p>646.6</text:p>
              </table:table-cell>
              <table:table-cell office:value-type="float" office:value="1180.9">
                <text:p>1180.9</text:p>
              </table:table-cell>
              <table:table-cell office:value-type="float" office:value="159.8">
                <text:p>159.8</text:p>
              </table:table-cell>
              <table:table-cell office:value-type="float" office:value="1401.6">
                <text:p>1401.6</text:p>
              </table:table-cell>
              <table:table-cell office:value-type="float" office:value="328.2">
                <text:p>328.2</text:p>
              </table:table-cell>
              <table:table-cell office:value-type="float" office:value="1073.4">
                <text:p>1073.4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">
                <text:p>17000000</text:p>
              </table:table-cell>
              <table:table-cell office:value-type="float" office:value="1987.2">
                <text:p>1987.2</text:p>
              </table:table-cell>
              <table:table-cell office:value-type="float" office:value="577.9">
                <text:p>577.9</text:p>
              </table:table-cell>
              <table:table-cell office:value-type="float" office:value="1249.2">
                <text:p>1249.2</text:p>
              </table:table-cell>
              <table:table-cell office:value-type="float" office:value="160.1">
                <text:p>160.1</text:p>
              </table:table-cell>
              <table:table-cell office:value-type="float" office:value="1401.6">
                <text:p>1401.6</text:p>
              </table:table-cell>
              <table:table-cell office:value-type="float" office:value="328.7">
                <text:p>328.7</text:p>
              </table:table-cell>
              <table:table-cell office:value-type="float" office:value="1072.9">
                <text:p>1072.9</text:p>
              </table:table-cell>
              <table:table-cell office:value-type="float" office:value="576.7">
                <text:p>57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">
                <text:p>18000000</text:p>
              </table:table-cell>
              <table:table-cell office:value-type="float" office:value="1987.2">
                <text:p>1987.2</text:p>
              </table:table-cell>
              <table:table-cell office:value-type="float" office:value="488.8">
                <text:p>488.8</text:p>
              </table:table-cell>
              <table:table-cell office:value-type="float" office:value="1335.2">
                <text:p>1335.2</text:p>
              </table:table-cell>
              <table:table-cell office:value-type="float" office:value="163.2">
                <text:p>163.2</text:p>
              </table:table-cell>
              <table:table-cell office:value-type="float" office:value="1401.6">
                <text:p>1401.6</text:p>
              </table:table-cell>
              <table:table-cell office:value-type="float" office:value="337.7">
                <text:p>337.7</text:p>
              </table:table-cell>
              <table:table-cell office:value-type="float" office:value="1063.9">
                <text:p>1063.9</text:p>
              </table:table-cell>
              <table:table-cell office:value-type="float" office:value="488.9">
                <text:p>48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">
                <text:p>19000000</text:p>
              </table:table-cell>
              <table:table-cell office:value-type="float" office:value="1987.2">
                <text:p>1987.2</text:p>
              </table:table-cell>
              <table:table-cell office:value-type="float" office:value="411.6">
                <text:p>411.6</text:p>
              </table:table-cell>
              <table:table-cell office:value-type="float" office:value="1412.3">
                <text:p>1412.3</text:p>
              </table:table-cell>
              <table:table-cell office:value-type="float" office:value="163.3">
                <text:p>163.3</text:p>
              </table:table-cell>
              <table:table-cell office:value-type="float" office:value="1401.6">
                <text:p>1401.6</text:p>
              </table:table-cell>
              <table:table-cell office:value-type="float" office:value="338">
                <text:p>338</text:p>
              </table:table-cell>
              <table:table-cell office:value-type="float" office:value="1063.6">
                <text:p>1063.6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">
                <text:p>20000000</text:p>
              </table:table-cell>
              <table:table-cell office:value-type="float" office:value="1987.2">
                <text:p>1987.2</text:p>
              </table:table-cell>
              <table:table-cell office:value-type="float" office:value="333">
                <text:p>333</text:p>
              </table:table-cell>
              <table:table-cell office:value-type="float" office:value="1487.4">
                <text:p>1487.4</text:p>
              </table:table-cell>
              <table:table-cell office:value-type="float" office:value="166.8">
                <text:p>166.8</text:p>
              </table:table-cell>
              <table:table-cell office:value-type="float" office:value="1401.6">
                <text:p>1401.6</text:p>
              </table:table-cell>
              <table:table-cell office:value-type="float" office:value="339.2">
                <text:p>339.2</text:p>
              </table:table-cell>
              <table:table-cell office:value-type="float" office:value="1062.4">
                <text:p>1062.4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">
                <text:p>21000000</text:p>
              </table:table-cell>
              <table:table-cell office:value-type="float" office:value="1987.2">
                <text:p>1987.2</text:p>
              </table:table-cell>
              <table:table-cell office:value-type="float" office:value="255.9">
                <text:p>255.9</text:p>
              </table:table-cell>
              <table:table-cell office:value-type="float" office:value="1564.4">
                <text:p>1564.4</text:p>
              </table:table-cell>
              <table:table-cell office:value-type="float" office:value="166.9">
                <text:p>166.9</text:p>
              </table:table-cell>
              <table:table-cell office:value-type="float" office:value="1401.6">
                <text:p>1401.6</text:p>
              </table:table-cell>
              <table:table-cell office:value-type="float" office:value="339.2">
                <text:p>339.2</text:p>
              </table:table-cell>
              <table:table-cell office:value-type="float" office:value="1062.4">
                <text:p>1062.4</text:p>
              </table:table-cell>
              <table:table-cell office:value-type="float" office:value="259.2">
                <text:p>25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">
                <text:p>22000000</text:p>
              </table:table-cell>
              <table:table-cell office:value-type="float" office:value="1987.2">
                <text:p>1987.2</text:p>
              </table:table-cell>
              <table:table-cell office:value-type="float" office:value="180.5">
                <text:p>180.5</text:p>
              </table:table-cell>
              <table:table-cell office:value-type="float" office:value="1639.9">
                <text:p>1639.9</text:p>
              </table:table-cell>
              <table:table-cell office:value-type="float" office:value="166.9">
                <text:p>166.9</text:p>
              </table:table-cell>
              <table:table-cell office:value-type="float" office:value="1401.6">
                <text:p>1401.6</text:p>
              </table:table-cell>
              <table:table-cell office:value-type="float" office:value="339.2">
                <text:p>339.2</text:p>
              </table:table-cell>
              <table:table-cell office:value-type="float" office:value="1062.4">
                <text:p>1062.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">
                <text:p>23000000</text:p>
              </table:table-cell>
              <table:table-cell office:value-type="float" office:value="1987.2">
                <text:p>1987.2</text:p>
              </table:table-cell>
              <table:table-cell office:value-type="float" office:value="104.2">
                <text:p>104.2</text:p>
              </table:table-cell>
              <table:table-cell office:value-type="float" office:value="1716.1">
                <text:p>1716.1</text:p>
              </table:table-cell>
              <table:table-cell office:value-type="float" office:value="166.9">
                <text:p>166.9</text:p>
              </table:table-cell>
              <table:table-cell office:value-type="float" office:value="1401.6">
                <text:p>1401.6</text:p>
              </table:table-cell>
              <table:table-cell office:value-type="float" office:value="339.2">
                <text:p>339.2</text:p>
              </table:table-cell>
              <table:table-cell office:value-type="float" office:value="1062.4">
                <text:p>1062.4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">
                <text:p>24000000</text:p>
              </table:table-cell>
              <table:table-cell office:value-type="float" office:value="1987.2">
                <text:p>1987.2</text:p>
              </table:table-cell>
              <table:table-cell office:value-type="float" office:value="79.1">
                <text:p>79.1</text:p>
              </table:table-cell>
              <table:table-cell office:value-type="float" office:value="1770.9">
                <text:p>1770.9</text:p>
              </table:table-cell>
              <table:table-cell office:value-type="float" office:value="137.1">
                <text:p>137.1</text:p>
              </table:table-cell>
              <table:table-cell office:value-type="float" office:value="1401.6">
                <text:p>1401.6</text:p>
              </table:table-cell>
              <table:table-cell office:value-type="float" office:value="310.3">
                <text:p>310.3</text:p>
              </table:table-cell>
              <table:table-cell office:value-type="float" office:value="1091.3">
                <text:p>1091.3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">
                <text:p>25000000</text:p>
              </table:table-cell>
              <table:table-cell office:value-type="float" office:value="1987.2">
                <text:p>1987.2</text:p>
              </table:table-cell>
              <table:table-cell office:value-type="float" office:value="74.2">
                <text:p>74.2</text:p>
              </table:table-cell>
              <table:table-cell office:value-type="float" office:value="1818.8">
                <text:p>1818.8</text:p>
              </table:table-cell>
              <table:table-cell office:value-type="float" office:value="94.2">
                <text:p>94.2</text:p>
              </table:table-cell>
              <table:table-cell office:value-type="float" office:value="1401.6">
                <text:p>1401.6</text:p>
              </table:table-cell>
              <table:table-cell office:value-type="float" office:value="274.5">
                <text:p>274.5</text:p>
              </table:table-cell>
              <table:table-cell office:value-type="float" office:value="1127.1">
                <text:p>1127.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">
                <text:p>26000000</text:p>
              </table:table-cell>
              <table:table-cell office:value-type="float" office:value="1987.2">
                <text:p>1987.2</text:p>
              </table:table-cell>
              <table:table-cell office:value-type="float" office:value="74.2">
                <text:p>74.2</text:p>
              </table:table-cell>
              <table:table-cell office:value-type="float" office:value="1828.5">
                <text:p>1828.5</text:p>
              </table:table-cell>
              <table:table-cell office:value-type="float" office:value="84.5">
                <text:p>84.5</text:p>
              </table:table-cell>
              <table:table-cell office:value-type="float" office:value="1401.6">
                <text:p>1401.6</text:p>
              </table:table-cell>
              <table:table-cell office:value-type="float" office:value="200.6">
                <text:p>200.6</text:p>
              </table:table-cell>
              <table:table-cell office:value-type="float" office:value="1201">
                <text:p>120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">
                <text:p>27000000</text:p>
              </table:table-cell>
              <table:table-cell office:value-type="float" office:value="1987.2">
                <text:p>1987.2</text:p>
              </table:table-cell>
              <table:table-cell office:value-type="float" office:value="69.1">
                <text:p>69.1</text:p>
              </table:table-cell>
              <table:table-cell office:value-type="float" office:value="1830.3">
                <text:p>1830.3</text:p>
              </table:table-cell>
              <table:table-cell office:value-type="float" office:value="87.8">
                <text:p>87.8</text:p>
              </table:table-cell>
              <table:table-cell office:value-type="float" office:value="1401.6">
                <text:p>1401.6</text:p>
              </table:table-cell>
              <table:table-cell office:value-type="float" office:value="126.2">
                <text:p>126.2</text:p>
              </table:table-cell>
              <table:table-cell office:value-type="float" office:value="1275.5">
                <text:p>1275.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">
                <text:p>28000000</text:p>
              </table:table-cell>
              <table:table-cell office:value-type="float" office:value="1987.2">
                <text:p>1987.2</text:p>
              </table:table-cell>
              <table:table-cell office:value-type="float" office:value="79.2">
                <text:p>79.2</text:p>
              </table:table-cell>
              <table:table-cell office:value-type="float" office:value="1811.3">
                <text:p>1811.3</text:p>
              </table:table-cell>
              <table:table-cell office:value-type="float" office:value="96.6">
                <text:p>96.6</text:p>
              </table:table-cell>
              <table:table-cell office:value-type="float" office:value="1401.6">
                <text:p>1401.6</text:p>
              </table:table-cell>
              <table:table-cell office:value-type="float" office:value="38.9">
                <text:p>38.9</text:p>
              </table:table-cell>
              <table:table-cell office:value-type="float" office:value="1362.7">
                <text:p>1362.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">
                <text:p>29000000</text:p>
              </table:table-cell>
              <table:table-cell office:value-type="float" office:value="1987.2">
                <text:p>1987.2</text:p>
              </table:table-cell>
              <table:table-cell office:value-type="float" office:value="61.7">
                <text:p>61.7</text:p>
              </table:table-cell>
              <table:table-cell office:value-type="float" office:value="1846.3">
                <text:p>1846.3</text:p>
              </table:table-cell>
              <table:table-cell office:value-type="float" office:value="79.2">
                <text:p>79.2</text:p>
              </table:table-cell>
              <table:table-cell office:value-type="float" office:value="1401.6">
                <text:p>1401.6</text:p>
              </table:table-cell>
              <table:table-cell office:value-type="float" office:value="0">
                <text:p>0</text:p>
              </table:table-cell>
              <table:table-cell office:value-type="float" office:value="1401.6">
                <text:p>1401.6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